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EnvironmentTests.setActiveProfiles_withNull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addActive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ndardEnvironmentTests.defaultProfileWithCircularPlace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EnvironmentTests.acceptsProfiles_withEmptyArgume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EnvironmentTests.acceptsProfiles_defaul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EnvironmentTests.getSystemPropert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andardEnvironmentTests.acceptsProfiles_activeProfileSetProgrammatic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EnvironmentTests.acceptsProfiles_withEmpty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getActiveProfiles_systemPropertie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EnvironmentTests.suppressGetenvAccessThroughSpring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EnvironmentTests.acceptsProfiles_withProfil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EnvironmentTests.setDefaultProfiles_withNull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getActiveProfiles_fromSystemProperties_withMultipleProfiles_with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EnvironmentTests.setDefaultProfiles_withNullProfi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acceptsProfiles_activeProfileSetVia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EnvironmentTests.setActiveProfiles_withNullProfil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getDefault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EnvironmentTests.suppressGetenvAccessThroughSpring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EnvironmentTests.environmentSubclass_withCustomProfileValid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andardEnvironmentTests.setActiveProfiles_withNo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activeProfilesIsEmpty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acceptsProfiles_withInvalidNo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getActiveProfiles_from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EnvironmentTests.propertySource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EnvironmentTests.getActiveProfiles_fromSystemProperties_withMultipl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EnvironmentTests.addActiveProfile_whenActiveProfilesPropertyIsAlread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EnvironmentTests.setDefaultProfiles_withNo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acceptsProfiles_withNull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acceptsProfiles_withNot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EnvironmentTests.setDefault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EnvironmentTests.setActivePro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EnvironmentTests.propertySourc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EnvironmentTests.setDefaultProfiles_withEmpty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tandardEnvironmentTests.reservedDefault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ndardEnvironmentTests.acceptsProfiles_withNullArgumen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defaultProfilesContainsDefaultProfile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EnvironmentTests.suppressGetenvAccessThrough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EnvironmentTests.getSystem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EnvironmentTests.setActiveProfiles_withEmpty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EnvironmentTests.validateProfile( String pro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